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options</text:p>
          </table:table-cell>
        </table:table-row>
        <table:table-row table:style-name="ro1">
          <table:table-cell office:value-type="date" office:date-value="2019-11-01" calcext:value-type="date">
            <text:p>2019-11-01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date" office:date-value="2019-11-08" calcext:value-type="date">
            <text:p>2019-11-08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table-cell office:value-type="date" office:date-value="2019-11-15" calcext:value-type="date">
            <text:p>2019-11-15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table-cell office:value-type="date" office:date-value="2019-11-22" calcext:value-type="date">
            <text:p>2019-11-22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date" office:date-value="2019-11-29" calcext:value-type="date">
            <text:p>2019-11-29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 office:value-type="date" office:date-value="2019-12-06" calcext:value-type="date">
            <text:p>2019-12-06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date" office:date-value="2019-12-13" calcext:value-type="date">
            <text:p>2019-12-13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table-cell office:value-type="date" office:date-value="2019-12-20" calcext:value-type="date">
            <text:p>2019-12-20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date" office:date-value="2019-12-27" calcext:value-type="date">
            <text:p>2019-12-27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date" office:date-value="2020-01-03" calcext:value-type="date">
            <text:p>2020-01-03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date" office:date-value="2020-01-10" calcext:value-type="date">
            <text:p>2020-01-1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date" office:date-value="2020-01-17" calcext:value-type="date">
            <text:p>2020-01-17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date" office:date-value="2020-01-24" calcext:value-type="date">
            <text:p>2020-01-24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date" office:date-value="2020-01-31" calcext:value-type="date">
            <text:p>2020-01-31</text:p>
          </table:table-cell>
          <table:table-cell office:value-type="float" office:value="1.44" calcext:value-type="float">
            <text:p>1.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30T03:18:05.739631172</meta:creation-date>
    <dc:date>2020-04-30T03:26:03.736183581</dc:date>
    <meta:editing-duration>PT7M58S</meta:editing-duration>
    <meta:editing-cycles>1</meta:editing-cycles>
    <meta:generator>LibreOffice/6.3.5.2$Linux_X86_64 LibreOffice_project/30$Build-2</meta:generator>
    <meta:document-statistic meta:table-count="1" meta:cell-count="30" meta:object-count="0"/>
  </office:meta>
</office:document-meta>
</file>